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700.1pt" svg:height="378.4pt" svg:x="0pt" svg:y="38.44pt">
            <loext:p draw:notify-on-update-of-ranges="out.B1:out.B8 out.A1:out.A1 out.D1:out.D8 out.B9:out.B16 out.A9:out.A9 out.D9:out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0.1pt" svg:height="378.4pt" svg:x="0pt" svg:y="512.02pt">
            <loext:p draw:notify-on-update-of-ranges="out.B17:out.B24 out.A17:out.A17 out.D17:out.D24 out.B25:out.B32 out.A25:out.A25 out.D25:out.D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00.1pt" svg:height="378.4pt" svg:x="0pt" svg:y="985.61pt">
            <loext:p draw:notify-on-update-of-ranges="out.B33:out.B40 out.A33:out.A33 out.D33:out.D40 out.B57:out.B64 out.A41:out.A41 out.D41:out.D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00.1pt" svg:height="378.4pt" svg:x="0pt" svg:y="1459.22pt">
            <loext:p draw:notify-on-update-of-ranges="out.B49:out.B56 out.A49:out.A49 out.D49:out.D56 out.B57:out.B64 out.A57:out.A57 out.D57:out.D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ut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8192" calcext:value-type="float">
            <text:p>8192</text:p>
          </table:table-cell>
          <table:table-cell office:value-type="float" office:value="786" calcext:value-type="float">
            <text:p>786</text:p>
          </table:table-cell>
          <table:table-cell office:value-type="float" office:value="0.776777" calcext:value-type="float">
            <text:p>0.776777</text:p>
          </table:table-cell>
          <table:table-cell office:value-type="float" office:value="0.71269" calcext:value-type="float">
            <text:p>0.71269</text:p>
          </table:table-cell>
        </table:table-row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16384" calcext:value-type="float">
            <text:p>16384</text:p>
          </table:table-cell>
          <table:table-cell office:value-type="float" office:value="434" calcext:value-type="float">
            <text:p>434</text:p>
          </table:table-cell>
          <table:table-cell office:value-type="float" office:value="1.54957" calcext:value-type="float">
            <text:p>1.54957</text:p>
          </table:table-cell>
          <table:table-cell office:value-type="float" office:value="1.55823" calcext:value-type="float">
            <text:p>1.55823</text:p>
          </table:table-cell>
        </table:table-row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32768" calcext:value-type="float">
            <text:p>32768</text:p>
          </table:table-cell>
          <table:table-cell office:value-type="float" office:value="197" calcext:value-type="float">
            <text:p>197</text:p>
          </table:table-cell>
          <table:table-cell office:value-type="float" office:value="3.4599" calcext:value-type="float">
            <text:p>3.4599</text:p>
          </table:table-cell>
          <table:table-cell office:value-type="float" office:value="3.6021" calcext:value-type="float">
            <text:p>3.6021</text:p>
          </table:table-cell>
        </table:table-row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65536" calcext:value-type="float">
            <text:p>65536</text:p>
          </table:table-cell>
          <table:table-cell office:value-type="float" office:value="83" calcext:value-type="float">
            <text:p>83</text:p>
          </table:table-cell>
          <table:table-cell office:value-type="float" office:value="8.52957" calcext:value-type="float">
            <text:p>8.52957</text:p>
          </table:table-cell>
          <table:table-cell office:value-type="float" office:value="8.82922" calcext:value-type="float">
            <text:p>8.82922</text:p>
          </table:table-cell>
        </table:table-row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" calcext:value-type="float">
            <text:p>35</text:p>
          </table:table-cell>
          <table:table-cell office:value-type="float" office:value="20.8097" calcext:value-type="float">
            <text:p>20.8097</text:p>
          </table:table-cell>
          <table:table-cell office:value-type="float" office:value="20.0711" calcext:value-type="float">
            <text:p>20.0711</text:p>
          </table:table-cell>
        </table:table-row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48.2599" calcext:value-type="float">
            <text:p>48.2599</text:p>
          </table:table-cell>
          <table:table-cell office:value-type="float" office:value="45.21" calcext:value-type="float">
            <text:p>45.21</text:p>
          </table:table-cell>
        </table:table-row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524288" calcext:value-type="float">
            <text:p>524288</text:p>
          </table:table-cell>
          <table:table-cell office:value-type="float" office:value="6" calcext:value-type="float">
            <text:p>6</text:p>
          </table:table-cell>
          <table:table-cell office:value-type="float" office:value="106.166" calcext:value-type="float">
            <text:p>106.166</text:p>
          </table:table-cell>
          <table:table-cell office:value-type="float" office:value="103.997" calcext:value-type="float">
            <text:p>103.997</text:p>
          </table:table-cell>
        </table:table-row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254.185" calcext:value-type="float">
            <text:p>254.185</text:p>
          </table:table-cell>
          <table:table-cell office:value-type="float" office:value="238.683" calcext:value-type="float">
            <text:p>238.683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8192" calcext:value-type="float">
            <text:p>8192</text:p>
          </table:table-cell>
          <table:table-cell office:value-type="float" office:value="1013" calcext:value-type="float">
            <text:p>1013</text:p>
          </table:table-cell>
          <table:table-cell office:value-type="float" office:value="0.664295" calcext:value-type="float">
            <text:p>0.664295</text:p>
          </table:table-cell>
          <table:table-cell office:value-type="float" office:value="0.706147" calcext:value-type="float">
            <text:p>0.706147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16384" calcext:value-type="float">
            <text:p>16384</text:p>
          </table:table-cell>
          <table:table-cell office:value-type="float" office:value="495" calcext:value-type="float">
            <text:p>495</text:p>
          </table:table-cell>
          <table:table-cell office:value-type="float" office:value="1.38267" calcext:value-type="float">
            <text:p>1.38267</text:p>
          </table:table-cell>
          <table:table-cell office:value-type="float" office:value="1.42424" calcext:value-type="float">
            <text:p>1.42424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32768" calcext:value-type="float">
            <text:p>32768</text:p>
          </table:table-cell>
          <table:table-cell office:value-type="float" office:value="233" calcext:value-type="float">
            <text:p>233</text:p>
          </table:table-cell>
          <table:table-cell office:value-type="float" office:value="2.86522" calcext:value-type="float">
            <text:p>2.86522</text:p>
          </table:table-cell>
          <table:table-cell office:value-type="float" office:value="2.98357" calcext:value-type="float">
            <text:p>2.98357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65536" calcext:value-type="float">
            <text:p>65536</text:p>
          </table:table-cell>
          <table:table-cell office:value-type="float" office:value="84" calcext:value-type="float">
            <text:p>84</text:p>
          </table:table-cell>
          <table:table-cell office:value-type="float" office:value="7.57956" calcext:value-type="float">
            <text:p>7.57956</text:p>
          </table:table-cell>
          <table:table-cell office:value-type="float" office:value="8.60654" calcext:value-type="float">
            <text:p>8.60654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" calcext:value-type="float">
            <text:p>34</text:p>
          </table:table-cell>
          <table:table-cell office:value-type="float" office:value="19.7032" calcext:value-type="float">
            <text:p>19.7032</text:p>
          </table:table-cell>
          <table:table-cell office:value-type="float" office:value="20.2923" calcext:value-type="float">
            <text:p>20.2923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43.4653" calcext:value-type="float">
            <text:p>43.4653</text:p>
          </table:table-cell>
          <table:table-cell office:value-type="float" office:value="44.79" calcext:value-type="float">
            <text:p>44.79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524288" calcext:value-type="float">
            <text:p>524288</text:p>
          </table:table-cell>
          <table:table-cell office:value-type="float" office:value="6" calcext:value-type="float">
            <text:p>6</text:p>
          </table:table-cell>
          <table:table-cell office:value-type="float" office:value="98.6808" calcext:value-type="float">
            <text:p>98.6808</text:p>
          </table:table-cell>
          <table:table-cell office:value-type="float" office:value="97.6504" calcext:value-type="float">
            <text:p>97.6504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251.617" calcext:value-type="float">
            <text:p>251.617</text:p>
          </table:table-cell>
          <table:table-cell office:value-type="float" office:value="252.371" calcext:value-type="float">
            <text:p>252.371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8192" calcext:value-type="float">
            <text:p>8192</text:p>
          </table:table-cell>
          <table:table-cell office:value-type="float" office:value="748" calcext:value-type="float">
            <text:p>748</text:p>
          </table:table-cell>
          <table:table-cell office:value-type="float" office:value="1.01807" calcext:value-type="float">
            <text:p>1.01807</text:p>
          </table:table-cell>
          <table:table-cell office:value-type="float" office:value="0.977868" calcext:value-type="float">
            <text:p>0.977868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16384" calcext:value-type="float">
            <text:p>16384</text:p>
          </table:table-cell>
          <table:table-cell office:value-type="float" office:value="328" calcext:value-type="float">
            <text:p>328</text:p>
          </table:table-cell>
          <table:table-cell office:value-type="float" office:value="2.02404" calcext:value-type="float">
            <text:p>2.02404</text:p>
          </table:table-cell>
          <table:table-cell office:value-type="float" office:value="2.13961" calcext:value-type="float">
            <text:p>2.13961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32768" calcext:value-type="float">
            <text:p>32768</text:p>
          </table:table-cell>
          <table:table-cell office:value-type="float" office:value="100" calcext:value-type="float">
            <text:p>100</text:p>
          </table:table-cell>
          <table:table-cell office:value-type="float" office:value="5.20424" calcext:value-type="float">
            <text:p>5.20424</text:p>
          </table:table-cell>
          <table:table-cell office:value-type="float" office:value="5.26951" calcext:value-type="float">
            <text:p>5.26951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17.5452" calcext:value-type="float">
            <text:p>17.5452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" calcext:value-type="float">
            <text:p>20</text:p>
          </table:table-cell>
          <table:table-cell office:value-type="float" office:value="34.4221" calcext:value-type="float">
            <text:p>34.4221</text:p>
          </table:table-cell>
          <table:table-cell office:value-type="float" office:value="33.7906" calcext:value-type="float">
            <text:p>33.7906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float" office:value="79.3569" calcext:value-type="float">
            <text:p>79.3569</text:p>
          </table:table-cell>
          <table:table-cell office:value-type="float" office:value="75.9396" calcext:value-type="float">
            <text:p>75.9396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180.823" calcext:value-type="float">
            <text:p>180.823</text:p>
          </table:table-cell>
          <table:table-cell office:value-type="float" office:value="156.952" calcext:value-type="float">
            <text:p>156.952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409.674" calcext:value-type="float">
            <text:p>409.674</text:p>
          </table:table-cell>
          <table:table-cell office:value-type="float" office:value="363.105" calcext:value-type="float">
            <text:p>363.105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8192" calcext:value-type="float">
            <text:p>8192</text:p>
          </table:table-cell>
          <table:table-cell office:value-type="float" office:value="596" calcext:value-type="float">
            <text:p>596</text:p>
          </table:table-cell>
          <table:table-cell office:value-type="float" office:value="1.20122" calcext:value-type="float">
            <text:p>1.20122</text:p>
          </table:table-cell>
          <table:table-cell office:value-type="float" office:value="1.23825" calcext:value-type="float">
            <text:p>1.23825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16384" calcext:value-type="float">
            <text:p>16384</text:p>
          </table:table-cell>
          <table:table-cell office:value-type="float" office:value="214" calcext:value-type="float">
            <text:p>214</text:p>
          </table:table-cell>
          <table:table-cell office:value-type="float" office:value="3.75075" calcext:value-type="float">
            <text:p>3.75075</text:p>
          </table:table-cell>
          <table:table-cell office:value-type="float" office:value="3.31543" calcext:value-type="float">
            <text:p>3.31543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32768" calcext:value-type="float">
            <text:p>32768</text:p>
          </table:table-cell>
          <table:table-cell office:value-type="float" office:value="91" calcext:value-type="float">
            <text:p>91</text:p>
          </table:table-cell>
          <table:table-cell office:value-type="float" office:value="9.672" calcext:value-type="float">
            <text:p>9.672</text:p>
          </table:table-cell>
          <table:table-cell office:value-type="float" office:value="8.69552" calcext:value-type="float">
            <text:p>8.69552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65536" calcext:value-type="float">
            <text:p>65536</text:p>
          </table:table-cell>
          <table:table-cell office:value-type="float" office:value="39" calcext:value-type="float">
            <text:p>39</text:p>
          </table:table-cell>
          <table:table-cell office:value-type="float" office:value="19.9924" calcext:value-type="float">
            <text:p>19.9924</text:p>
          </table:table-cell>
          <table:table-cell office:value-type="float" office:value="18.591" calcext:value-type="float">
            <text:p>18.591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" calcext:value-type="float">
            <text:p>17</text:p>
          </table:table-cell>
          <table:table-cell office:value-type="float" office:value="40.1924" calcext:value-type="float">
            <text:p>40.1924</text:p>
          </table:table-cell>
          <table:table-cell office:value-type="float" office:value="40.5467" calcext:value-type="float">
            <text:p>40.5467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float" office:value="80.8805" calcext:value-type="float">
            <text:p>80.8805</text:p>
          </table:table-cell>
          <table:table-cell office:value-type="float" office:value="81.24" calcext:value-type="float">
            <text:p>81.24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524288" calcext:value-type="float">
            <text:p>524288</text:p>
          </table:table-cell>
          <table:table-cell office:value-type="float" office:value="5" calcext:value-type="float">
            <text:p>5</text:p>
          </table:table-cell>
          <table:table-cell office:value-type="float" office:value="161.796" calcext:value-type="float">
            <text:p>161.796</text:p>
          </table:table-cell>
          <table:table-cell office:value-type="float" office:value="165.138" calcext:value-type="float">
            <text:p>165.138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422.932" calcext:value-type="float">
            <text:p>422.932</text:p>
          </table:table-cell>
          <table:table-cell office:value-type="float" office:value="409.754" calcext:value-type="float">
            <text:p>409.754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8192" calcext:value-type="float">
            <text:p>8192</text:p>
          </table:table-cell>
          <table:table-cell office:value-type="float" office:value="858" calcext:value-type="float">
            <text:p>858</text:p>
          </table:table-cell>
          <table:table-cell office:value-type="float" office:value="0.61807" calcext:value-type="float">
            <text:p>0.61807</text:p>
          </table:table-cell>
          <table:table-cell office:value-type="float" office:value="0.867704" calcext:value-type="float">
            <text:p>0.867704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16384" calcext:value-type="float">
            <text:p>16384</text:p>
          </table:table-cell>
          <table:table-cell office:value-type="float" office:value="276" calcext:value-type="float">
            <text:p>276</text:p>
          </table:table-cell>
          <table:table-cell office:value-type="float" office:value="1.32494" calcext:value-type="float">
            <text:p>1.32494</text:p>
          </table:table-cell>
          <table:table-cell office:value-type="float" office:value="2.89279" calcext:value-type="float">
            <text:p>2.89279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32768" calcext:value-type="float">
            <text:p>32768</text:p>
          </table:table-cell>
          <table:table-cell office:value-type="float" office:value="127" calcext:value-type="float">
            <text:p>127</text:p>
          </table:table-cell>
          <table:table-cell office:value-type="float" office:value="4.02481" calcext:value-type="float">
            <text:p>4.02481</text:p>
          </table:table-cell>
          <table:table-cell office:value-type="float" office:value="6.50107" calcext:value-type="float">
            <text:p>6.50107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65536" calcext:value-type="float">
            <text:p>65536</text:p>
          </table:table-cell>
          <table:table-cell office:value-type="float" office:value="47" calcext:value-type="float">
            <text:p>47</text:p>
          </table:table-cell>
          <table:table-cell office:value-type="float" office:value="12.3342" calcext:value-type="float">
            <text:p>12.3342</text:p>
          </table:table-cell>
          <table:table-cell office:value-type="float" office:value="14.6854" calcext:value-type="float">
            <text:p>14.6854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" calcext:value-type="float">
            <text:p>24</text:p>
          </table:table-cell>
          <table:table-cell office:value-type="float" office:value="27.9715" calcext:value-type="float">
            <text:p>27.9715</text:p>
          </table:table-cell>
          <table:table-cell office:value-type="float" office:value="29.3502" calcext:value-type="float">
            <text:p>29.3502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" calcext:value-type="float">
            <text:p>11</text:p>
          </table:table-cell>
          <table:table-cell office:value-type="float" office:value="59.1462" calcext:value-type="float">
            <text:p>59.1462</text:p>
          </table:table-cell>
          <table:table-cell office:value-type="float" office:value="65.359" calcext:value-type="float">
            <text:p>65.359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524288" calcext:value-type="float">
            <text:p>524288</text:p>
          </table:table-cell>
          <table:table-cell office:value-type="float" office:value="5" calcext:value-type="float">
            <text:p>5</text:p>
          </table:table-cell>
          <table:table-cell office:value-type="float" office:value="124.99" calcext:value-type="float">
            <text:p>124.99</text:p>
          </table:table-cell>
          <table:table-cell office:value-type="float" office:value="123.289" calcext:value-type="float">
            <text:p>123.289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263.913" calcext:value-type="float">
            <text:p>263.913</text:p>
          </table:table-cell>
          <table:table-cell office:value-type="float" office:value="268.211" calcext:value-type="float">
            <text:p>268.211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8192" calcext:value-type="float">
            <text:p>8192</text:p>
          </table:table-cell>
          <table:table-cell office:value-type="float" office:value="758" calcext:value-type="float">
            <text:p>758</text:p>
          </table:table-cell>
          <table:table-cell office:value-type="float" office:value="0.953704" calcext:value-type="float">
            <text:p>0.953704</text:p>
          </table:table-cell>
          <table:table-cell office:value-type="float" office:value="0.982027" calcext:value-type="float">
            <text:p>0.982027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16384" calcext:value-type="float">
            <text:p>16384</text:p>
          </table:table-cell>
          <table:table-cell office:value-type="float" office:value="228" calcext:value-type="float">
            <text:p>228</text:p>
          </table:table-cell>
          <table:table-cell office:value-type="float" office:value="2.68895" calcext:value-type="float">
            <text:p>2.68895</text:p>
          </table:table-cell>
          <table:table-cell office:value-type="float" office:value="2.93809" calcext:value-type="float">
            <text:p>2.93809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32768" calcext:value-type="float">
            <text:p>32768</text:p>
          </table:table-cell>
          <table:table-cell office:value-type="float" office:value="103" calcext:value-type="float">
            <text:p>103</text:p>
          </table:table-cell>
          <table:table-cell office:value-type="float" office:value="7.53987" calcext:value-type="float">
            <text:p>7.53987</text:p>
          </table:table-cell>
          <table:table-cell office:value-type="float" office:value="7.65716" calcext:value-type="float">
            <text:p>7.65716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65536" calcext:value-type="float">
            <text:p>65536</text:p>
          </table:table-cell>
          <table:table-cell office:value-type="float" office:value="43" calcext:value-type="float">
            <text:p>43</text:p>
          </table:table-cell>
          <table:table-cell office:value-type="float" office:value="15.6084" calcext:value-type="float">
            <text:p>15.6084</text:p>
          </table:table-cell>
          <table:table-cell office:value-type="float" office:value="15.9899" calcext:value-type="float">
            <text:p>15.9899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" calcext:value-type="float">
            <text:p>21</text:p>
          </table:table-cell>
          <table:table-cell office:value-type="float" office:value="31.9823" calcext:value-type="float">
            <text:p>31.9823</text:p>
          </table:table-cell>
          <table:table-cell office:value-type="float" office:value="32.1267" calcext:value-type="float">
            <text:p>32.1267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" calcext:value-type="float">
            <text:p>11</text:p>
          </table:table-cell>
          <table:table-cell office:value-type="float" office:value="65.3751" calcext:value-type="float">
            <text:p>65.3751</text:p>
          </table:table-cell>
          <table:table-cell office:value-type="float" office:value="65.9123" calcext:value-type="float">
            <text:p>65.9123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524288" calcext:value-type="float">
            <text:p>524288</text:p>
          </table:table-cell>
          <table:table-cell office:value-type="float" office:value="5" calcext:value-type="float">
            <text:p>5</text:p>
          </table:table-cell>
          <table:table-cell office:value-type="float" office:value="131.962" calcext:value-type="float">
            <text:p>131.962</text:p>
          </table:table-cell>
          <table:table-cell office:value-type="float" office:value="132.056" calcext:value-type="float">
            <text:p>132.056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263.162" calcext:value-type="float">
            <text:p>263.162</text:p>
          </table:table-cell>
          <table:table-cell office:value-type="float" office:value="266.632" calcext:value-type="float">
            <text:p>266.632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8192" calcext:value-type="float">
            <text:p>8192</text:p>
          </table:table-cell>
          <table:table-cell office:value-type="float" office:value="2592" calcext:value-type="float">
            <text:p>2592</text:p>
          </table:table-cell>
          <table:table-cell office:value-type="float" office:value="0.270558" calcext:value-type="float">
            <text:p>0.270558</text:p>
          </table:table-cell>
          <table:table-cell office:value-type="float" office:value="0.269763" calcext:value-type="float">
            <text:p>0.269763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16384" calcext:value-type="float">
            <text:p>16384</text:p>
          </table:table-cell>
          <table:table-cell office:value-type="float" office:value="1199" calcext:value-type="float">
            <text:p>1199</text:p>
          </table:table-cell>
          <table:table-cell office:value-type="float" office:value="0.594139" calcext:value-type="float">
            <text:p>0.594139</text:p>
          </table:table-cell>
          <table:table-cell office:value-type="float" office:value="0.592187" calcext:value-type="float">
            <text:p>0.592187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32768" calcext:value-type="float">
            <text:p>32768</text:p>
          </table:table-cell>
          <table:table-cell office:value-type="float" office:value="307" calcext:value-type="float">
            <text:p>307</text:p>
          </table:table-cell>
          <table:table-cell office:value-type="float" office:value="2.18825" calcext:value-type="float">
            <text:p>2.18825</text:p>
          </table:table-cell>
          <table:table-cell office:value-type="float" office:value="2.18045" calcext:value-type="float">
            <text:p>2.18045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65536" calcext:value-type="float">
            <text:p>65536</text:p>
          </table:table-cell>
          <table:table-cell office:value-type="float" office:value="92" calcext:value-type="float">
            <text:p>92</text:p>
          </table:table-cell>
          <table:table-cell office:value-type="float" office:value="6.09024" calcext:value-type="float">
            <text:p>6.09024</text:p>
          </table:table-cell>
          <table:table-cell office:value-type="float" office:value="6.0707" calcext:value-type="float">
            <text:p>6.0707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131072" calcext:value-type="float">
            <text:p>131072</text:p>
          </table:table-cell>
          <table:table-cell office:value-type="float" office:value="45" calcext:value-type="float">
            <text:p>45</text:p>
          </table:table-cell>
          <table:table-cell office:value-type="float" office:value="13.1014" calcext:value-type="float">
            <text:p>13.1014</text:p>
          </table:table-cell>
          <table:table-cell office:value-type="float" office:value="13.0642" calcext:value-type="float">
            <text:p>13.0642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" calcext:value-type="float">
            <text:p>23</text:p>
          </table:table-cell>
          <table:table-cell office:value-type="float" office:value="28.1749" calcext:value-type="float">
            <text:p>28.1749</text:p>
          </table:table-cell>
          <table:table-cell office:value-type="float" office:value="28.093" calcext:value-type="float">
            <text:p>28.093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" calcext:value-type="float">
            <text:p>11</text:p>
          </table:table-cell>
          <table:table-cell office:value-type="float" office:value="61.0472" calcext:value-type="float">
            <text:p>61.0472</text:p>
          </table:table-cell>
          <table:table-cell office:value-type="float" office:value="60.8732" calcext:value-type="float">
            <text:p>60.8732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146.253" calcext:value-type="float">
            <text:p>146.253</text:p>
          </table:table-cell>
          <table:table-cell office:value-type="float" office:value="145.831" calcext:value-type="float">
            <text:p>145.831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8192" calcext:value-type="float">
            <text:p>8192</text:p>
          </table:table-cell>
          <table:table-cell office:value-type="float" office:value="2580" calcext:value-type="float">
            <text:p>2580</text:p>
          </table:table-cell>
          <table:table-cell office:value-type="float" office:value="0.271929" calcext:value-type="float">
            <text:p>0.271929</text:p>
          </table:table-cell>
          <table:table-cell office:value-type="float" office:value="0.271153" calcext:value-type="float">
            <text:p>0.271153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16384" calcext:value-type="float">
            <text:p>16384</text:p>
          </table:table-cell>
          <table:table-cell office:value-type="float" office:value="1168" calcext:value-type="float">
            <text:p>1168</text:p>
          </table:table-cell>
          <table:table-cell office:value-type="float" office:value="0.601693" calcext:value-type="float">
            <text:p>0.601693</text:p>
          </table:table-cell>
          <table:table-cell office:value-type="float" office:value="0.599575" calcext:value-type="float">
            <text:p>0.599575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32768" calcext:value-type="float">
            <text:p>32768</text:p>
          </table:table-cell>
          <table:table-cell office:value-type="float" office:value="283" calcext:value-type="float">
            <text:p>283</text:p>
          </table:table-cell>
          <table:table-cell office:value-type="float" office:value="2.09889" calcext:value-type="float">
            <text:p>2.09889</text:p>
          </table:table-cell>
          <table:table-cell office:value-type="float" office:value="2.09224" calcext:value-type="float">
            <text:p>2.09224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65536" calcext:value-type="float">
            <text:p>65536</text:p>
          </table:table-cell>
          <table:table-cell office:value-type="float" office:value="88" calcext:value-type="float">
            <text:p>88</text:p>
          </table:table-cell>
          <table:table-cell office:value-type="float" office:value="6.08225" calcext:value-type="float">
            <text:p>6.08225</text:p>
          </table:table-cell>
          <table:table-cell office:value-type="float" office:value="6.06399" calcext:value-type="float">
            <text:p>6.06399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131072" calcext:value-type="float">
            <text:p>131072</text:p>
          </table:table-cell>
          <table:table-cell office:value-type="float" office:value="45" calcext:value-type="float">
            <text:p>45</text:p>
          </table:table-cell>
          <table:table-cell office:value-type="float" office:value="13.2721" calcext:value-type="float">
            <text:p>13.2721</text:p>
          </table:table-cell>
          <table:table-cell office:value-type="float" office:value="13.2347" calcext:value-type="float">
            <text:p>13.2347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" calcext:value-type="float">
            <text:p>20</text:p>
          </table:table-cell>
          <table:table-cell office:value-type="float" office:value="29.2026" calcext:value-type="float">
            <text:p>29.2026</text:p>
          </table:table-cell>
          <table:table-cell office:value-type="float" office:value="29.1239" calcext:value-type="float">
            <text:p>29.1239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524288" calcext:value-type="float">
            <text:p>524288</text:p>
          </table:table-cell>
          <table:table-cell office:value-type="float" office:value="8" calcext:value-type="float">
            <text:p>8</text:p>
          </table:table-cell>
          <table:table-cell office:value-type="float" office:value="68.6842" calcext:value-type="float">
            <text:p>68.6842</text:p>
          </table:table-cell>
          <table:table-cell office:value-type="float" office:value="68.49" calcext:value-type="float">
            <text:p>68.49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186.862" calcext:value-type="float">
            <text:p>186.862</text:p>
          </table:table-cell>
          <table:table-cell office:value-type="float" office:value="186.374" calcext:value-type="float">
            <text:p>186.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" style:print-orientation="landscape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7-10-24T01:18:16.694562895</dc:date>
    <meta:editing-duration>PT41M10S</meta:editing-duration>
    <meta:editing-cycles>13</meta:editing-cycles>
    <meta:document-statistic meta:table-count="2" meta:cell-count="3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0.599cm" svg:y="0.403cm" chart:style-name="ch2">
          <text:p>OrderedInsertion</text:p>
        </chart:title>
        <chart:legend chart:legend-position="bottom" svg:x="7.563cm" svg:y="12.673cm" style:legend-expansion="wide" chart:style-name="ch3"/>
        <chart:plot-area chart:style-name="ch4" table:cell-range-address="out.B1:out.B8 out.A1:out.A1 out.D1:out.D16 out.A9:out.A9" chart:data-source-has-labels="row" svg:x="1.399cm" svg:y="1.343cm" svg:width="22.807cm" svg:height="11.063cm">
          <chartooo:coordinate-region svg:x="2.206cm" svg:y="1.489cm" svg:width="21.35cm" svg:height="10.376cm"/>
          <chart:axis chart:dimension="x" chart:name="primary-x" chart:style-name="ch5"/>
          <chart:axis chart:dimension="y" chart:name="primary-y" chart:style-name="ch5">
            <chart:title svg:x="0.451cm" svg:y="7.527cm" chart:style-name="ch6">
              <text:p>time, ms</text:p>
            </chart:title>
            <chart:grid chart:style-name="ch7" chart:class="major"/>
          </chart:axis>
          <chart:series chart:style-name="ch8" chart:values-cell-range-address="out.D1:out.D8" chart:label-cell-address="out.A1:out.A1" chart:class="chart:scatter">
            <chart:domain table:cell-range-address="out.B1:out.B8"/>
            <chart:data-point chart:repeated="8"/>
          </chart:series>
          <chart:series chart:style-name="ch9" chart:values-cell-range-address="out.D9:out.D16" chart:label-cell-address="out.A9:out.A9" chart:class="chart:scatter">
            <chart:domain table:cell-range-address="out.B9:out.B1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OrderedInsertion</text:p>
                <draw:g>
                  <svg:desc>out.A1:out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OrderedInsertion</text:p>
                <draw:g>
                  <svg:desc>out.A9:out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out.B1:out.B8</svg:desc>
                </draw:g>
              </table:table-cell>
              <table:table-cell office:value-type="float" office:value="0.776777">
                <text:p>0.776777</text:p>
                <draw:g>
                  <svg:desc>out.D1:out.D8</svg:desc>
                </draw:g>
              </table:table-cell>
              <table:table-cell office:value-type="float" office:value="8192">
                <text:p>8192</text:p>
                <draw:g>
                  <svg:desc>out.B9:out.B16</svg:desc>
                </draw:g>
              </table:table-cell>
              <table:table-cell office:value-type="float" office:value="0.664295">
                <text:p>0.664295</text:p>
                <draw:g>
                  <svg:desc>out.D9:out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84">
                <text:p>16384</text:p>
              </table:table-cell>
              <table:table-cell office:value-type="float" office:value="1.54957">
                <text:p>1.54957</text:p>
              </table:table-cell>
              <table:table-cell office:value-type="float" office:value="16384">
                <text:p>16384</text:p>
              </table:table-cell>
              <table:table-cell office:value-type="float" office:value="1.38267">
                <text:p>1.38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8">
                <text:p>32768</text:p>
              </table:table-cell>
              <table:table-cell office:value-type="float" office:value="3.4599">
                <text:p>3.4599</text:p>
              </table:table-cell>
              <table:table-cell office:value-type="float" office:value="32768">
                <text:p>32768</text:p>
              </table:table-cell>
              <table:table-cell office:value-type="float" office:value="2.86522">
                <text:p>2.86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8.52957">
                <text:p>8.52957</text:p>
              </table:table-cell>
              <table:table-cell office:value-type="float" office:value="65536">
                <text:p>65536</text:p>
              </table:table-cell>
              <table:table-cell office:value-type="float" office:value="7.57956">
                <text:p>7.57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072">
                <text:p>131072</text:p>
              </table:table-cell>
              <table:table-cell office:value-type="float" office:value="20.8097">
                <text:p>20.8097</text:p>
              </table:table-cell>
              <table:table-cell office:value-type="float" office:value="131072">
                <text:p>131072</text:p>
              </table:table-cell>
              <table:table-cell office:value-type="float" office:value="19.7032">
                <text:p>19.7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144">
                <text:p>262144</text:p>
              </table:table-cell>
              <table:table-cell office:value-type="float" office:value="48.2599">
                <text:p>48.2599</text:p>
              </table:table-cell>
              <table:table-cell office:value-type="float" office:value="262144">
                <text:p>262144</text:p>
              </table:table-cell>
              <table:table-cell office:value-type="float" office:value="43.4653">
                <text:p>43.4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4288">
                <text:p>524288</text:p>
              </table:table-cell>
              <table:table-cell office:value-type="float" office:value="106.166">
                <text:p>106.166</text:p>
              </table:table-cell>
              <table:table-cell office:value-type="float" office:value="524288">
                <text:p>524288</text:p>
              </table:table-cell>
              <table:table-cell office:value-type="float" office:value="98.6808">
                <text:p>98.6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254.185">
                <text:p>254.185</text:p>
              </table:table-cell>
              <table:table-cell office:value-type="float" office:value="1048576">
                <text:p>1048576</text:p>
              </table:table-cell>
              <table:table-cell office:value-type="float" office:value="251.617">
                <text:p>251.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0.586cm" svg:y="0.403cm" chart:style-name="ch2">
          <text:p>RandomInsertion</text:p>
        </chart:title>
        <chart:legend chart:legend-position="bottom" svg:x="7.51cm" svg:y="12.673cm" style:legend-expansion="wide" chart:style-name="ch3"/>
        <chart:plot-area chart:style-name="ch4" table:cell-range-address="out.B17:out.B24 out.A17:out.A17 out.D17:out.D32 out.A25:out.A25" chart:data-source-has-labels="row" svg:x="1.399cm" svg:y="1.343cm" svg:width="22.807cm" svg:height="11.063cm">
          <chartooo:coordinate-region svg:x="2.206cm" svg:y="1.489cm" svg:width="21.35cm" svg:height="10.376cm"/>
          <chart:axis chart:dimension="x" chart:name="primary-x" chart:style-name="ch5"/>
          <chart:axis chart:dimension="y" chart:name="primary-y" chart:style-name="ch5">
            <chart:title svg:x="0.451cm" svg:y="7.527cm" chart:style-name="ch6">
              <text:p>time, ms</text:p>
            </chart:title>
            <chart:grid chart:style-name="ch7" chart:class="major"/>
          </chart:axis>
          <chart:series chart:style-name="ch8" chart:values-cell-range-address="out.D17:out.D24" chart:label-cell-address="out.A17:out.A17" chart:class="chart:scatter">
            <chart:domain table:cell-range-address="out.B17:out.B24"/>
            <chart:data-point chart:repeated="8"/>
          </chart:series>
          <chart:series chart:style-name="ch9" chart:values-cell-range-address="out.D25:out.D32" chart:label-cell-address="out.A25:out.A25" chart:class="chart:scatter">
            <chart:domain table:cell-range-address="out.B25:out.B3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RandomInsertion</text:p>
                <draw:g>
                  <svg:desc>out.A17:out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RandomInsertion</text:p>
                <draw:g>
                  <svg:desc>out.A25:out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out.B17:out.B24</svg:desc>
                </draw:g>
              </table:table-cell>
              <table:table-cell office:value-type="float" office:value="1.01807">
                <text:p>1.01807</text:p>
                <draw:g>
                  <svg:desc>out.D17:out.D24</svg:desc>
                </draw:g>
              </table:table-cell>
              <table:table-cell office:value-type="float" office:value="8192">
                <text:p>8192</text:p>
                <draw:g>
                  <svg:desc>out.B25:out.B32</svg:desc>
                </draw:g>
              </table:table-cell>
              <table:table-cell office:value-type="float" office:value="1.20122">
                <text:p>1.20122</text:p>
                <draw:g>
                  <svg:desc>out.D25:out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84">
                <text:p>16384</text:p>
              </table:table-cell>
              <table:table-cell office:value-type="float" office:value="2.02404">
                <text:p>2.02404</text:p>
              </table:table-cell>
              <table:table-cell office:value-type="float" office:value="16384">
                <text:p>16384</text:p>
              </table:table-cell>
              <table:table-cell office:value-type="float" office:value="3.75075">
                <text:p>3.75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8">
                <text:p>32768</text:p>
              </table:table-cell>
              <table:table-cell office:value-type="float" office:value="5.20424">
                <text:p>5.20424</text:p>
              </table:table-cell>
              <table:table-cell office:value-type="float" office:value="32768">
                <text:p>32768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14.3737">
                <text:p>14.3737</text:p>
              </table:table-cell>
              <table:table-cell office:value-type="float" office:value="65536">
                <text:p>65536</text:p>
              </table:table-cell>
              <table:table-cell office:value-type="float" office:value="19.9924">
                <text:p>19.9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072">
                <text:p>131072</text:p>
              </table:table-cell>
              <table:table-cell office:value-type="float" office:value="34.4221">
                <text:p>34.4221</text:p>
              </table:table-cell>
              <table:table-cell office:value-type="float" office:value="131072">
                <text:p>131072</text:p>
              </table:table-cell>
              <table:table-cell office:value-type="float" office:value="40.1924">
                <text:p>40.1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144">
                <text:p>262144</text:p>
              </table:table-cell>
              <table:table-cell office:value-type="float" office:value="79.3569">
                <text:p>79.3569</text:p>
              </table:table-cell>
              <table:table-cell office:value-type="float" office:value="262144">
                <text:p>262144</text:p>
              </table:table-cell>
              <table:table-cell office:value-type="float" office:value="80.8805">
                <text:p>80.8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4288">
                <text:p>524288</text:p>
              </table:table-cell>
              <table:table-cell office:value-type="float" office:value="180.823">
                <text:p>180.823</text:p>
              </table:table-cell>
              <table:table-cell office:value-type="float" office:value="524288">
                <text:p>524288</text:p>
              </table:table-cell>
              <table:table-cell office:value-type="float" office:value="161.796">
                <text:p>161.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409.674">
                <text:p>409.674</text:p>
              </table:table-cell>
              <table:table-cell office:value-type="float" office:value="1048576">
                <text:p>1048576</text:p>
              </table:table-cell>
              <table:table-cell office:value-type="float" office:value="422.932">
                <text:p>422.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1.525cm" svg:y="0.403cm" chart:style-name="ch2">
          <text:p>Access</text:p>
        </chart:title>
        <chart:legend chart:legend-position="bottom" svg:x="8.939cm" svg:y="12.673cm" style:legend-expansion="wide" chart:style-name="ch3"/>
        <chart:plot-area chart:style-name="ch4" table:cell-range-address="out.B33:out.B40 out.A33:out.A33 out.D33:out.D48 out.A41:out.A41" chart:data-source-has-labels="row" svg:x="1.399cm" svg:y="1.343cm" svg:width="22.807cm" svg:height="11.063cm">
          <chartooo:coordinate-region svg:x="2.206cm" svg:y="1.489cm" svg:width="21.35cm" svg:height="10.376cm"/>
          <chart:axis chart:dimension="x" chart:name="primary-x" chart:style-name="ch5"/>
          <chart:axis chart:dimension="y" chart:name="primary-y" chart:style-name="ch5">
            <chart:title svg:x="0.451cm" svg:y="7.527cm" chart:style-name="ch6">
              <text:p>time, ms</text:p>
            </chart:title>
            <chart:grid chart:style-name="ch7" chart:class="major"/>
          </chart:axis>
          <chart:series chart:style-name="ch8" chart:values-cell-range-address="out.D33:out.D40" chart:label-cell-address="out.A33:out.A33" chart:class="chart:scatter">
            <chart:domain table:cell-range-address="out.B33:out.B40"/>
            <chart:data-point chart:repeated="8"/>
          </chart:series>
          <chart:series chart:style-name="ch9" chart:values-cell-range-address="out.D41:out.D48" chart:label-cell-address="out.A41:out.A41" chart:class="chart:scatter">
            <chart:domain table:cell-range-address="out.B57:out.B64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Access</text:p>
                <draw:g>
                  <svg:desc>out.A33:out.A3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Access</text:p>
                <draw:g>
                  <svg:desc>out.A41:out.A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out.B33:out.B40</svg:desc>
                </draw:g>
              </table:table-cell>
              <table:table-cell office:value-type="float" office:value="0.61807">
                <text:p>0.61807</text:p>
                <draw:g>
                  <svg:desc>out.D33:out.D40</svg:desc>
                </draw:g>
              </table:table-cell>
              <table:table-cell office:value-type="float" office:value="8192">
                <text:p>8192</text:p>
                <draw:g>
                  <svg:desc>out.B57:out.B64</svg:desc>
                </draw:g>
              </table:table-cell>
              <table:table-cell office:value-type="float" office:value="0.953704">
                <text:p>0.953704</text:p>
                <draw:g>
                  <svg:desc>out.D41:out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84">
                <text:p>16384</text:p>
              </table:table-cell>
              <table:table-cell office:value-type="float" office:value="1.32494">
                <text:p>1.32494</text:p>
              </table:table-cell>
              <table:table-cell office:value-type="float" office:value="16384">
                <text:p>16384</text:p>
              </table:table-cell>
              <table:table-cell office:value-type="float" office:value="2.68895">
                <text:p>2.68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8">
                <text:p>32768</text:p>
              </table:table-cell>
              <table:table-cell office:value-type="float" office:value="4.02481">
                <text:p>4.02481</text:p>
              </table:table-cell>
              <table:table-cell office:value-type="float" office:value="32768">
                <text:p>32768</text:p>
              </table:table-cell>
              <table:table-cell office:value-type="float" office:value="7.53987">
                <text:p>7.53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12.3342">
                <text:p>12.3342</text:p>
              </table:table-cell>
              <table:table-cell office:value-type="float" office:value="65536">
                <text:p>65536</text:p>
              </table:table-cell>
              <table:table-cell office:value-type="float" office:value="15.6084">
                <text:p>15.6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072">
                <text:p>131072</text:p>
              </table:table-cell>
              <table:table-cell office:value-type="float" office:value="27.9715">
                <text:p>27.9715</text:p>
              </table:table-cell>
              <table:table-cell office:value-type="float" office:value="131072">
                <text:p>131072</text:p>
              </table:table-cell>
              <table:table-cell office:value-type="float" office:value="31.9823">
                <text:p>31.9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144">
                <text:p>262144</text:p>
              </table:table-cell>
              <table:table-cell office:value-type="float" office:value="59.1462">
                <text:p>59.1462</text:p>
              </table:table-cell>
              <table:table-cell office:value-type="float" office:value="262144">
                <text:p>262144</text:p>
              </table:table-cell>
              <table:table-cell office:value-type="float" office:value="65.3751">
                <text:p>65.3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4288">
                <text:p>524288</text:p>
              </table:table-cell>
              <table:table-cell office:value-type="float" office:value="124.99">
                <text:p>124.99</text:p>
              </table:table-cell>
              <table:table-cell office:value-type="float" office:value="524288">
                <text:p>524288</text:p>
              </table:table-cell>
              <table:table-cell office:value-type="float" office:value="131.962">
                <text:p>131.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263.913">
                <text:p>263.913</text:p>
              </table:table-cell>
              <table:table-cell office:value-type="float" office:value="1048576">
                <text:p>1048576</text:p>
              </table:table-cell>
              <table:table-cell office:value-type="float" office:value="263.162">
                <text:p>263.1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1.684cm" svg:y="0.403cm" chart:style-name="ch2">
          <text:p>Erase</text:p>
        </chart:title>
        <chart:legend chart:legend-position="bottom" svg:x="9.204cm" svg:y="12.673cm" style:legend-expansion="wide" chart:style-name="ch3"/>
        <chart:plot-area chart:style-name="ch4" table:cell-range-address="out.B49:out.B56 out.A49:out.A49 out.D49:out.D64 out.A57:out.A57" chart:data-source-has-labels="row" svg:x="1.399cm" svg:y="1.343cm" svg:width="22.807cm" svg:height="11.063cm">
          <chartooo:coordinate-region svg:x="2.02cm" svg:y="1.489cm" svg:width="21.35cm" svg:height="10.376cm"/>
          <chart:axis chart:dimension="x" chart:name="primary-x" chart:style-name="ch5"/>
          <chart:axis chart:dimension="y" chart:name="primary-y" chart:style-name="ch5">
            <chart:title svg:x="0.451cm" svg:y="7.527cm" chart:style-name="ch6">
              <text:p>time, ms</text:p>
            </chart:title>
            <chart:grid chart:style-name="ch7" chart:class="major"/>
          </chart:axis>
          <chart:series chart:style-name="ch8" chart:values-cell-range-address="out.D49:out.D56" chart:label-cell-address="out.A49:out.A49" chart:class="chart:scatter">
            <chart:domain table:cell-range-address="out.B49:out.B56"/>
            <chart:data-point chart:repeated="8"/>
          </chart:series>
          <chart:series chart:style-name="ch9" chart:values-cell-range-address="out.D57:out.D64" chart:label-cell-address="out.A57:out.A57" chart:class="chart:scatter">
            <chart:domain table:cell-range-address="out.B57:out.B64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Erase</text:p>
                <draw:g>
                  <svg:desc>out.A49:out.A4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Erase</text:p>
                <draw:g>
                  <svg:desc>out.A57:out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out.B49:out.B56</svg:desc>
                </draw:g>
              </table:table-cell>
              <table:table-cell office:value-type="float" office:value="0.270558">
                <text:p>0.270558</text:p>
                <draw:g>
                  <svg:desc>out.D49:out.D56</svg:desc>
                </draw:g>
              </table:table-cell>
              <table:table-cell office:value-type="float" office:value="8192">
                <text:p>8192</text:p>
                <draw:g>
                  <svg:desc>out.B57:out.B64</svg:desc>
                </draw:g>
              </table:table-cell>
              <table:table-cell office:value-type="float" office:value="0.271929">
                <text:p>0.271929</text:p>
                <draw:g>
                  <svg:desc>out.D57:out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84">
                <text:p>16384</text:p>
              </table:table-cell>
              <table:table-cell office:value-type="float" office:value="0.594139">
                <text:p>0.594139</text:p>
              </table:table-cell>
              <table:table-cell office:value-type="float" office:value="16384">
                <text:p>16384</text:p>
              </table:table-cell>
              <table:table-cell office:value-type="float" office:value="0.601693">
                <text:p>0.601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8">
                <text:p>32768</text:p>
              </table:table-cell>
              <table:table-cell office:value-type="float" office:value="2.18825">
                <text:p>2.18825</text:p>
              </table:table-cell>
              <table:table-cell office:value-type="float" office:value="32768">
                <text:p>32768</text:p>
              </table:table-cell>
              <table:table-cell office:value-type="float" office:value="2.09889">
                <text:p>2.09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6.09024">
                <text:p>6.09024</text:p>
              </table:table-cell>
              <table:table-cell office:value-type="float" office:value="65536">
                <text:p>65536</text:p>
              </table:table-cell>
              <table:table-cell office:value-type="float" office:value="6.08225">
                <text:p>6.08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072">
                <text:p>131072</text:p>
              </table:table-cell>
              <table:table-cell office:value-type="float" office:value="13.1014">
                <text:p>13.1014</text:p>
              </table:table-cell>
              <table:table-cell office:value-type="float" office:value="131072">
                <text:p>131072</text:p>
              </table:table-cell>
              <table:table-cell office:value-type="float" office:value="13.2721">
                <text:p>13.2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144">
                <text:p>262144</text:p>
              </table:table-cell>
              <table:table-cell office:value-type="float" office:value="28.1749">
                <text:p>28.1749</text:p>
              </table:table-cell>
              <table:table-cell office:value-type="float" office:value="262144">
                <text:p>262144</text:p>
              </table:table-cell>
              <table:table-cell office:value-type="float" office:value="29.2026">
                <text:p>29.2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4288">
                <text:p>524288</text:p>
              </table:table-cell>
              <table:table-cell office:value-type="float" office:value="61.0472">
                <text:p>61.0472</text:p>
              </table:table-cell>
              <table:table-cell office:value-type="float" office:value="524288">
                <text:p>524288</text:p>
              </table:table-cell>
              <table:table-cell office:value-type="float" office:value="68.6842">
                <text:p>68.6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146.253">
                <text:p>146.253</text:p>
              </table:table-cell>
              <table:table-cell office:value-type="float" office:value="1048576">
                <text:p>1048576</text:p>
              </table:table-cell>
              <table:table-cell office:value-type="float" office:value="186.862">
                <text:p>186.8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